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974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6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64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Leds_control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5.277cm" svg:x2="19.53cm" svg:y2="5.527cm" draw:start-shape="id1" draw:start-glue-point="16" draw:end-shape="id1" draw:end-glue-point="17" svg:d="M19530 52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5cm" svg:y="-0.947cm"/>
          <draw:custom-shape draw:style-name="gr4" draw:text-style-name="P5" draw:layer="layout" svg:width="9.5cm" svg:height="1.153cm" svg:x="8.25cm" svg:y="9.03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5cm" svg:height="2.183cm" svg:x="8.25cm" svg:y="10.191cm">
            <text:p text:style-name="P6"><text:span text:style-name="T3">- LED_NAMES</text:span></text:p>
            <text:p text:style-name="P6"><text:span text:style-name="T3">+ oradio_log: </text:span><text:span text:style-name="T3">oradio_logging</text:span></text:p>
            <text:p text:style-name="P6"><text:span text:style-name="T3">oneshot_timer: Timer</text:span></text:p>
            <text:p text:style-name="P6"><text:span text:style-name="T3">blinking_threads[]: </text:span><text:span text:style-name="T3">Thread</text:span></text:p>
            <text:p text:style-name="P6"><text:span text:style-name="T3">stop_evt: 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5cm" svg:height="3.357cm" svg:x="8.25cm" svg:y="12.3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</text:span><text:span text:style-name="T3">turn_on_led(led_nam</text:span><text:span text:style-name="T3">e:str)</text:span></text:p>
            <text:p text:style-name="P6"><text:span text:style-name="T3">+ </text:span><text:span text:style-name="T3">turn_off_led(led_nam</text:span><text:span text:style-name="T3">e:str)</text:span></text:p>
            <text:p text:style-name="P6"><text:span text:style-name="T3">+ turn_off_all_leds()</text:span></text:p>
            <text:p text:style-name="P6"><text:span text:style-name="T3">+ turn_off_all_leds()</text:span></text:p>
            <text:p text:style-name="P6"><text:span text:style-name="T3">+ </text:span><text:span text:style-name="T3">get_led_state(led_na</text:span><text:span text:style-name="T3">me:str): bool</text:span></text:p>
            <text:p text:style-name="P8"><text:span text:style-name="T3">+ </text:span><text:span text:style-name="T3">oneshot_on_led(led_</text:span><text:span text:style-name="T3">name:str)</text:span></text:p>
            <text:p text:style-name="P6"><text:span text:style-name="T3">+ </text:span><text:span text:style-name="T3">control_blinking_led( </text:span><text:span text:style-name="T3">led_name:str, </text:span><text:span text:style-name="T3">cycle_time:int)</text:span></text:p>
            <text:p text:style-name="P6"><text:span text:style-name="T3">- </text:span><text:span text:style-name="T3">stop_blink(led_name:</text:span><text:span text:style-name="T3">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7.5cm" svg:height="1.153cm" svg:x="12.4cm" svg:y="1.74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5cm" svg:height="0.599cm" svg:x="12.4cm" svg:y="2.89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7cm" svg:x="1cm" svg:y="6.25cm">
          <text:p/>
          <draw:enhanced-geometry svg:viewBox="0 0 21600 21600" draw:type="rectangle" draw:enhanced-path="M 0 0 L 21600 0 21600 21600 0 21600 0 0 Z N"/>
        </draw:custom-shape>
        <draw:g draw:style-name="gr1" xml:id="id5" draw:id="id5">
          <draw:g draw:style-name="gr10">
            <draw:polygon draw:style-name="gr11" draw:text-style-name="P11" draw:layer="layout" svg:width="5.382cm" svg:height="2.557cm" svg:x="1.864cm" svg:y="1.742cm" svg:viewBox="0 0 5383 2558" draw:points="0,0 4040,0 5383,466 5383,2558 0,2558">
              <text:p text:style-name="P10"><text:span text:style-name="T4">«LED_NAMES</text:span><text:span text:style-name="T4">»</text:span></text:p>
              <text:p text:style-name="P10"><text:span text:style-name="T5">[ LED_PLAY, </text:span><text:span text:style-name="T5">LED_STOP, </text:span></text:p>
              <text:p text:style-name="P10"><text:span text:style-name="T5"><text:s text:c="2"/></text:span><text:span text:style-name="T5">LED_PRESET</text:span><text:span text:style-name="T5">1, </text:span></text:p>
              <text:p text:style-name="P10"><text:span text:style-name="T5"><text:s text:c="2"/></text:span><text:span text:style-name="T5">LED_PRESET</text:span><text:span text:style-name="T5">2, </text:span></text:p>
              <text:p text:style-name="P10"><text:span text:style-name="T5"><text:s text:c="2"/></text:span><text:span text:style-name="T5">LED_PRESET</text:span><text:span text:style-name="T5">3 ]</text:span></text:p>
            </draw:polygon>
            <draw:polygon draw:style-name="gr12" draw:text-style-name="P12" draw:layer="layout" svg:width="1.346cm" svg:height="0.465cm" svg:x="5.904cm" svg:y="1.742cm" svg:viewBox="0 0 1347 466" draw:points="0,0 1347,466 0,466">
              <text:p/>
            </draw:polygon>
          </draw:g>
        </draw:g>
        <draw:connector draw:style-name="gr13" draw:text-style-name="P13" draw:layer="layout" svg:x1="17.223cm" svg:y1="15.731cm" svg:x2="15.381cm" svg:y2="24.136cm" draw:start-shape="id2" draw:start-glue-point="10" draw:end-shape="id3" draw:end-glue-point="14" svg:d="M17223 15731v4201h-1842v4204" svg:viewBox="0 0 1843 8406">
          <text:p/>
        </draw:connector>
        <draw:connector draw:style-name="gr14" draw:text-style-name="P14" draw:layer="layout" svg:x1="17.75cm" svg:y1="11.336cm" svg:x2="18.4cm" svg:y2="3.496cm" draw:start-shape="id2" draw:start-glue-point="16" draw:end-shape="id4" draw:end-glue-point="7" svg:d="M17750 11336h650v-7840" svg:viewBox="0 0 651 7841">
          <text:p/>
        </draw:connector>
        <draw:connector draw:style-name="gr15" draw:text-style-name="P14" draw:layer="layout" svg:x1="12.4cm" svg:y1="2.62cm" svg:x2="7.25cm" svg:y2="3.021cm" draw:start-shape="id4" draw:end-shape="id5" draw:end-glue-point="1" svg:d="M12400 2620h-2575v401h-2575" svg:viewBox="0 0 5151 402">
          <text:p/>
        </draw:connector>
        <draw:connector draw:style-name="gr16" draw:text-style-name="P13" draw:layer="layout" svg:x1="8.25cm" svg:y1="12.384cm" svg:x2="7.249cm" svg:y2="22.106cm" draw:start-shape="id2" draw:start-glue-point="3" draw:end-shape="id6" draw:end-glue-point="12" svg:d="M8250 12384h-527v4788h54v4934h-528" svg:viewBox="0 0 1002 9723">
          <text:p/>
        </draw:connector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7" draw:text-style-name="P5" draw:layer="layout" svg:width="3.75cm" svg:height="1.153cm" svg:x="1.75cm" svg:y="10.77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3.75cm" svg:height="0.688cm" svg:x="1.75cm" svg:y="11.925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3.75cm" svg:height="1.387cm" svg:x="1.75cm" svg:y="12.6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13" draw:layer="layout" svg:x1="8.25cm" svg:y1="11.255cm" svg:x2="5.499cm" svg:y2="13.456cm" draw:start-shape="id2" draw:start-glue-point="20" draw:end-shape="id7" draw:end-glue-point="12" svg:d="M8250 11255h-1375v2201h-1376" svg:viewBox="0 0 2752 2202">
          <text:p/>
        </draw:connector>
        <draw:connector draw:style-name="gr21" draw:text-style-name="P13" draw:layer="layout" svg:x1="8.25cm" svg:y1="10.521cm" svg:x2="5.499cm" svg:y2="10.063cm" draw:start-shape="id2" draw:start-glue-point="21" draw:end-shape="id8" draw:end-glue-point="12" svg:d="M8250 10521h-1375v-458h-1376" svg:viewBox="0 0 2752 459">
          <text:p/>
        </draw:connector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2" draw:text-style-name="P5" draw:layer="layout" svg:width="3.75cm" svg:height="1.153cm" svg:x="1.75cm" svg:y="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3.75cm" svg:height="0.673cm" svg:x="1.75cm" svg:y="8.153cm">
            <text:p text:style-name="P6"><text:span text:style-name="T3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3.75cm" svg:height="1.781cm" svg:x="1.75cm" svg:y="8.82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join()</text:span></text:p>
            <text:p text:style-name="P6"><text:span text:style-name="T3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4.44cm" svg:y="-4.997cm"/>
          <draw:glue-point draw:id="5" svg:x="2.218cm" svg:y="-4.997cm"/>
          <draw:glue-point draw:id="6" svg:x="-0.001cm" svg:y="0.636cm" draw:align="top-right"/>
          <draw:glue-point draw:id="7" svg:x="4.44cm" svg:y="5cm"/>
          <draw:glue-point draw:id="8" svg:x="2.218cm" svg:y="5cm"/>
          <draw:glue-point draw:id="9" svg:x="-2.221cm" svg:y="5cm"/>
          <draw:glue-point draw:id="10" svg:x="-4.445cm" svg:y="5cm"/>
          <draw:glue-point draw:id="11" svg:x="-0.001cm" svg:y="-0.544cm" draw:align="bottom-right"/>
          <draw:glue-point draw:id="12" svg:x="0.001cm" svg:y="-0.544cm" draw:align="bottom-left"/>
          <draw:glue-point draw:id="13" svg:x="0.001cm" svg:y="0.636cm" draw:align="top-left"/>
          <draw:glue-point draw:id="14" svg:x="-2.221cm" svg:y="-4.997cm"/>
          <draw:glue-point draw:id="15" svg:x="-4.445cm" svg:y="-4.997cm"/>
          <draw:glue-point draw:id="16" svg:x="-5cm" svg:y="-1.565cm"/>
          <draw:glue-point draw:id="17" svg:x="-3.826cm" svg:y="2.769cm"/>
          <draw:custom-shape draw:style-name="gr25" draw:text-style-name="P5" draw:layer="layout" svg:width="3.75cm" svg:height="1.153cm" svg:x="1.75cm" svg:y="14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75cm" svg:height="0.688cm" svg:x="1.75cm" svg:y="15.403cm">
            <text:p text:style-name="P6"><text:span text:style-name="T3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3.75cm" svg:height="1.781cm" svg:x="1.75cm" svg:y="16.0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is_set()</text:span></text:p>
            <text:p text:style-name="P6"><text:span text:style-name="T3">+ set()</text:span></text:p>
            <text:p text:style-name="P6"><text:span text:style-name="T3">+ clearl()</text:span></text:p>
            <text:p text:style-name="P6"><text:span text:style-name="T3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28" draw:text-style-name="P5" draw:layer="layout" svg:width="7.45cm" svg:height="1.153cm" svg:x="10cm" svg:y="24.13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7" draw:layer="layout" svg:width="7.45cm" svg:height="1.033cm" svg:x="10cm" svg:y="25.288cm">
            <text:p text:style-name="P6"><text:span text:style-name="T3">- LED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layout" svg:width="7.45cm" svg:height="1.387cm" svg:x="10cm" svg:y="26.3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1" draw:text-style-name="P15" draw:layer="layout" svg:width="2.75cm" svg:height="0.75cm" svg:x="14.5cm" svg:y="19cm">
          <draw:text-box>
            <text:p><text:span text:style-name="T6">&lt;&lt;uses&gt;&gt;</text:span></text:p>
          </draw:text-box>
        </draw:frame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2" draw:text-style-name="P17" draw:layer="layout" svg:width="5.25cm" svg:height="0.679cm" svg:x="2cm" svg:y="18.61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6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0" draw:layer="layout" svg:width="5.25cm" svg:height="1.255cm" svg:x="2cm" svg:y="19.294cm">
            <text:p text:style-name="P18"><text:span text:style-name="T2">&lt;&lt;utility&gt;&gt;</text:span></text:p>
            <text:p text:style-name="P19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1" draw:layer="layout" svg:width="5.25cm" svg:height="2.101cm" svg:x="2cm" svg:y="20.5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9"><text:span text:style-name="T2">+ debug(msg:str)</text:span></text:p>
            <text:p text:style-name="P19"><text:span text:style-name="T2">+ info(msg:str)</text:span></text:p>
            <text:p text:style-name="P19"><text:span text:style-name="T2">+ error(msg:str)</text:span></text:p>
            <text:p text:style-name="P19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5" draw:text-style-name="P13" draw:layer="layout" draw:line-skew="0.375cm" svg:x1="8.25cm" svg:y1="11.751cm" svg:x2="5.499cm" svg:y2="17.328cm" draw:start-shape="id2" draw:start-glue-point="22" draw:end-shape="id9" draw:end-glue-point="11" svg:d="M8250 11751h-1000v5577h-1751" svg:viewBox="0 0 2752 557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2H54M32S</meta:editing-duration>
    <meta:editing-cycles>26</meta:editing-cycles>
    <meta:generator>LibreOffice/24.2.7.2$Linux_X86_64 LibreOffice_project/420$Build-2</meta:generator>
    <dc:date>2026-03-27T17:02:06.206661055</dc:date>
    <meta:document-statistic meta:object-count="43"/>
  </office:meta>
</office:document-meta>
</file>